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2.8cm">
          <text:p/>
        </draw:line>
        <draw:frame draw:style-name="gr3" draw:text-style-name="P5" draw:layer="layout" svg:width="6.35cm" svg:height="9.731cm" svg:x="0.1cm" svg:y="3.069cm">
          <draw:text-box>
            <text:p text:style-name="P4"><text:span text:style-name="T2">= \= == \== &lt;&gt; &gt;&lt;</text:span></text:p>
            <text:p text:style-name="P4"><text:span text:style-name="T2">baseClass</text:span></text:p>
            <text:p text:style-name="P4"><text:span text:style-name="T2">defaultName</text:span></text:p>
            <text:p text:style-name="P4"><text:span text:style-name="T2">define</text:span></text:p>
            <text:p text:style-name="P4"><text:span text:style-name="T2">delete</text:span></text:p>
            <text:p text:style-name="P4"><text:span text:style-name="T2">enhanced</text:span></text:p>
            <text:p text:style-name="P4"><text:span text:style-name="T2">id</text:span></text:p>
            <text:p text:style-name="P4"><text:span text:style-name="T2">inherit</text:span></text:p>
            <text:p text:style-name="P4"><text:span text:style-name="T2">isSubclassOf</text:span></text:p>
            <text:p text:style-name="P4"><text:span text:style-name="T2">metaClass</text:span></text:p>
            <text:p text:style-name="P4"><text:span text:style-name="T2">method</text:span></text:p>
            <text:p text:style-name="P4"><text:span text:style-name="T2">methods</text:span></text:p>
            <text:p text:style-name="P4"><text:span text:style-name="T2">mixinClass</text:span></text:p>
            <text:p text:style-name="P4"><text:span text:style-name="T2">new</text:span></text:p>
            <text:p text:style-name="P4"><text:span text:style-name="T2">queryMixinClass</text:span></text:p>
            <text:p text:style-name="P4"><text:span text:style-name="T2">subClass</text:span></text:p>
            <text:p text:style-name="P4"><text:span text:style-name="T2">subClasses</text:span></text:p>
            <text:p text:style-name="P4"><text:span text:style-name="T2">superClass</text:span></text:p>
            <text:p text:style-name="P4"><text:span text:style-name="T2">superClasses</text:span></text:p>
            <text:p text:style-name="P4"><text:span text:style-name="T2">unInherit</text:span></text:p>
          </draw:text-box>
        </draw:frame>
        <draw:line draw:style-name="gr2" draw:text-style-name="P3" draw:layer="layout" svg:x1="6.45cm" svg:y1="12.8cm" svg:x2="0.1cm" svg:y2="12.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005cm" svg:x2="6.45cm" svg:y2="12.8cm">
          <text:p/>
        </draw:line>
        <draw:line draw:style-name="gr2" draw:text-style-name="P3" draw:layer="layout" svg:x1="6.45cm" svg:y1="2.64cm" svg:x2="0.1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1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18:05.56</dc:date>
    <dc:language>en-US</dc:language>
    <meta:editing-cycles>9</meta:editing-cycles>
    <meta:editing-duration>PT00H25M47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